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text-underline-style="solid" style:text-underline-width="auto" style:text-underline-color="font-color" fo:font-weight="bold" officeooo:rsid="000bf54c" officeooo:paragraph-rsid="000bf54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3b08d" officeooo:paragraph-rsid="000f035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0bf54c" officeooo:paragraph-rsid="000bf54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3b08d" officeooo:paragraph-rsid="0013b08d" style:font-size-asian="14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bf54c" officeooo:paragraph-rsid="000def89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def89" officeooo:paragraph-rsid="000def89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fb351" officeooo:paragraph-rsid="000fb351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00f0357" officeooo:paragraph-rsid="000f0357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none" fo:font-weight="normal" officeooo:rsid="0014d352" officeooo:paragraph-rsid="0014d352" style:font-size-asian="12.25pt" style:font-weight-asian="normal" style:font-size-complex="14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4pt" style:text-underline-style="none" fo:font-weight="normal" officeooo:rsid="0017ddf2" officeooo:paragraph-rsid="0017ddf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ddf2" officeooo:paragraph-rsid="0017ddf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87e02" officeooo:paragraph-rsid="0014d35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187e02" officeooo:paragraph-rsid="00187e02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4d352" officeooo:paragraph-rsid="0014d352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fo:font-weight="normal" officeooo:rsid="0014d352" officeooo:paragraph-rsid="0014d352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fo:font-weight="normal" officeooo:rsid="0014d352" officeooo:paragraph-rsid="00226e9d" style:font-size-asian="14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def89"/>
    </style:style>
    <style:style style:name="T2" style:family="text">
      <style:text-properties officeooo:rsid="000f0357"/>
    </style:style>
    <style:style style:name="T3" style:family="text">
      <style:text-properties officeooo:rsid="00115812"/>
    </style:style>
    <style:style style:name="T4" style:family="text">
      <style:text-properties officeooo:rsid="00130996"/>
    </style:style>
    <style:style style:name="T5" style:family="text">
      <style:text-properties officeooo:rsid="001627af"/>
    </style:style>
    <style:style style:name="T6" style:family="text">
      <style:text-properties officeooo:rsid="00193f7a"/>
    </style:style>
    <style:style style:name="T7" style:family="text">
      <style:text-properties officeooo:rsid="001a970f"/>
    </style:style>
    <style:style style:name="T8" style:family="text">
      <style:text-properties officeooo:rsid="001e3273"/>
    </style:style>
    <style:style style:name="T9" style:family="text">
      <style:text-properties officeooo:rsid="00208c1f"/>
    </style:style>
    <style:style style:name="T10" style:family="text">
      <style:text-properties officeooo:rsid="00210e2b"/>
    </style:style>
    <style:style style:name="T11" style:family="text">
      <style:text-properties officeooo:rsid="00226e9d"/>
    </style:style>
    <style:style style:name="T12" style:family="text">
      <style:text-properties officeooo:rsid="00249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MONTHLY </text:span>REPORT FOR <text:span text:style-name="T6">THE MONTH OF</text:span> JULY <text:span text:style-name="T12">2014</text:span></text:p>
      <text:p text:style-name="P1"/>
      <text:p text:style-name="P1"/>
      <text:p text:style-name="P1"/>
      <text:p text:style-name="P6">Tasks Completed:</text:p>
      <text:p text:style-name="P6"/>
      <text:list xml:id="list469063796398702200" text:style-name="L1">
        <text:list-item>
          <text:p text:style-name="P8">Programmed<text:span text:style-name="T1"> and tested adaptive internal lighting system successfully</text:span></text:p>
        </text:list-item>
        <text:list-item>
          <text:p text:style-name="P9">Programmed and tested external lighting system successfully</text:p>
        </text:list-item>
        <text:list-item>
          <text:p text:style-name="P9">Programmed and tested automatic water pump successfully</text:p>
        </text:list-item>
        <text:list-item>
          <text:p text:style-name="P9">Programmed and tested temperature measurement using LM35 temperature sensor successfully</text:p>
        </text:list-item>
        <text:list-item>
          <text:p text:style-name="P10">The Raspberry Pi was installed with the operating system and other required software’s and was <text:span text:style-name="T3">configured accordingly</text:span></text:p>
        </text:list-item>
        <text:list-item>
          <text:p text:style-name="P9">Interfaced Raspberry Pi and the microcontroller <text:span text:style-name="T2">using I2C interface successfully</text:span></text:p>
        </text:list-item>
        <text:list-item>
          <text:p text:style-name="P11">The interfac<text:span text:style-name="T4">e</text:span> program between the Raspberry Pi and the microcontroller was partially successful</text:p>
        </text:list-item>
      </text:list>
      <text:p text:style-name="P2"/>
      <text:p text:style-name="P2"/>
      <text:p text:style-name="P2"/>
      <text:p text:style-name="P2"/>
      <text:p text:style-name="P7">Tasks to <text:span text:style-name="T9">complete</text:span>:</text:p>
      <text:p text:style-name="P7"/>
      <text:list xml:id="list2919717149524039609" text:style-name="L2">
        <text:list-item>
          <text:p text:style-name="P12">Program and test password assisted door lock system</text:p>
        </text:list-item>
        <text:list-item>
          <text:p text:style-name="P12">Debug the I2C program between the Raspberry Pi and the microcontroller and get the complete output</text:p>
        </text:list-item>
        <text:list-item>
          <text:p text:style-name="P12">Interface the Real Time Clock with the Raspberry Pi using I2C interface</text:p>
        </text:list-item>
        <text:list-item>
          <text:p text:style-name="P12">Build the music system on the Raspberry Pi</text:p>
        </text:list-item>
        <text:list-item>
          <text:p text:style-name="P12">Set up the final relay driver circuit and also the casing</text:p>
        </text:list-item>
      </text:list>
      <text:p text:style-name="P3"/>
      <text:p text:style-name="P16"/>
      <text:p text:style-name="P16"/>
      <text:p text:style-name="P5"><text:span text:style-name="T8">Signature of guide: <text:s text:c="80"/></text:span>Team Members:</text:p>
      <text:p text:style-name="P4">20 – Deepak J Puthukkaden</text:p>
      <text:p text:style-name="P4">31 – Giridhar A K</text:p>
      <text:p text:style-name="P4">32 – Govindh B</text:p>
      <text:p text:style-name="P4">53 – Rohit Sreekumar</text:p>
      <text:p text:style-name="P4">59 – Shine 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75cm" fo:margin-bottom="1.312cm" fo:margin-left="1.482cm" fo:margin-right="1.70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03:01:43.298000000</meta:creation-date>
    <dc:date>2014-08-13T03:39:31.461000000</dc:date>
    <meta:editing-duration>PT27M47S</meta:editing-duration>
    <meta:editing-cycles>31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21" meta:word-count="174" meta:character-count="1171" meta:non-whitespace-character-count="945"/>
  </office:meta>
</office:document-meta>
</file>